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ans-serif"/>
    <style:font-face style:name="Leelawadee UI Semilight" svg:font-family="'Leelawadee UI Semi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ubik-medium" svg:font-family="rubik-medium, sans-serif"/>
  </office:font-face-decls>
  <office:automatic-styles>
    <style:style style:name="P1" style:family="paragraph" style:parent-style-name="Heading_20_1">
      <loext:graphic-properties draw:fill="none" draw:fill-color="#ffffff"/>
      <style:paragraph-properties fo:margin-left="0cm" fo:margin-right="0cm" fo:margin-top="0cm" fo:margin-bottom="0cm" style:contextual-spacing="false" fo:orphans="2" fo:widows="2" fo:text-indent="0cm" style:auto-text-indent="false" fo:background-color="transparent" fo:padding="0cm" fo:border="none"/>
      <style:text-properties fo:color="#000000" loext:opacity="100%" style:font-name="rubik-medium" fo:font-size="37.5pt" fo:font-weight="bold" fo:background-color="transparent" loext:padding="0cm" loext:border="none"/>
    </style:style>
    <style:style style:name="P2" style:family="paragraph" style:parent-style-name="Heading_20_2">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font-size="15pt" fo:font-weight="bold" fo:background-color="transparent" loext:padding="0cm" loext:border="none"/>
    </style:style>
    <style:style style:name="P3" style:family="paragraph" style:parent-style-name="Heading_20_2">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background-color="transparent" loext:padding="0cm" loext:border="none"/>
    </style:style>
    <style:style style:name="P4" style:family="paragraph" style:parent-style-name="Heading_20_3">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font-size="15pt" fo:background-color="transparent" loext:padding="0cm" loext:border="none"/>
    </style:style>
    <style:style style:name="P5"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font-size="12pt" loext:padding="0cm" loext:border="none"/>
    </style:style>
    <style:style style:name="P6"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background-color="transparent" loext:padding="0cm" loext:border="none"/>
    </style:style>
    <style:style style:name="P7"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font-size="12pt" fo:font-weight="bold" fo:background-color="transparent" loext:padding="0cm" loext:border="none"/>
    </style:style>
    <style:style style:name="P8"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fo:padding="0cm" fo:border="none"/>
    </style:style>
    <style:style style:name="P9"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64bd07" loext:opacity="100%" style:font-name="Arial" fo:background-color="transparent" loext:padding="0cm" loext:border="none"/>
    </style:style>
    <style:style style:name="P10" style:family="paragraph" style:parent-style-name="Text_20_body" style:list-style-name="L1">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Arial" fo:font-size="12pt" fo:letter-spacing="normal" loext:padding="0cm" loext:border="none"/>
    </style:style>
    <style:style style:name="T1" style:family="text">
      <style:text-properties officeooo:rsid="00133891"/>
    </style:style>
    <style:style style:name="T2" style:family="text">
      <style:text-properties fo:color="#000000" loext:opacity="100%" style:font-name="Arial" fo:font-size="12pt" loext:padding="0cm" loext:border="none"/>
    </style:style>
    <style:style style:name="T3" style:family="text">
      <style:text-properties fo:color="#64bd07" loext:opacity="100%" style:text-line-through-style="none" style:text-line-through-type="none" style:font-name="Arial" fo:font-size="12pt" style:text-underline-style="none" style:text-blinking="false" fo:background-color="transparent" loext:char-shading-value="0" loext:padding="0cm" loext:border="none"/>
    </style:style>
    <style:style style:name="T4" style:family="text">
      <style:text-properties fo:color="#64bd07" loext:opacity="100%" style:font-name="Arial" fo:font-size="12pt" fo:background-color="transparent" loext:char-shading-value="0" loext:padding="0cm" loext:border="none"/>
    </style:style>
    <style:style style:name="Sect1"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comp-lugtxpq3">
        <text:section text:style-name="Sect1" text:name="comp-lugtxpqv1">
          <text:h text:style-name="P1" text:outline-level="1">Datenschutzerklärung<text:line-break/></text:h>
        </text:section>
      </text:section>
      <text:section text:style-name="Sect1" text:name="comp-lugu008e">
        <text:h text:style-name="P2" text:outline-level="2">1. DATENSCHUTZ AUF EINEN BLICK</text:h>
        <text:h text:style-name="P3" text:outline-level="2">​</text:h>
        <text:h text:style-name="P4" text:outline-level="3">ALLGEMEINE HINWEISE</text:h>
        <text:p text:style-name="P5">Die folgenden Hinweise geben einen einfachen Überblick darüber, was mit Ihren personenbezogenen Daten passiert, wenn Sie unsere Website besuchen. Personenbezogene Daten sind alle Daten, mit denen Sie persönlich identifiziert werden können. Ausführliche Informationen zum Thema Datenschutz entnehmen Sie unserer unter diesem Text aufgeführten Datenschutzerklärung.</text:p>
        <text:p text:style-name="P6">​</text:p>
        <text:h text:style-name="P4" text:outline-level="3">DATENERFASSUNG AUF UNSERER WEBSITE</text:h>
        <text:p text:style-name="P7">Wer ist verantwortlich für die Datenerfassung auf dieser Website?</text:p>
        <text:p text:style-name="P5">Die Datenverarbeitung auf dieser Website erfolgt durch den Websitebetreiber. Dessen Kontaktdaten können Sie dem Impressum dieser Website entnehmen.</text:p>
        <text:p text:style-name="P7">Wie erfassen wir Ihre Daten?</text:p>
        <text:p text:style-name="P5">Ihre Daten werden zum einen dadurch erhoben, dass Sie uns diese mitteilen. Hierbei kann es sich z.B. um Daten handeln, die Sie in ein Kontaktformular eingeben.</text:p>
        <text:p text:style-name="P5">Andere Daten werden automatisch beim Besuch der Website durch unsere IT-Systeme erfasst. Das sind vor allem technische Daten (z.B. Internetbrowser, Betriebssystem oder Uhrzeit des Seitenaufrufs). Die Erfassung dieser Daten erfolgt automatisch, sobald Sie unsere Website betreten.</text:p>
        <text:p text:style-name="P7">Wofür nutzen wir Ihre Daten?</text:p>
        <text:p text:style-name="P5">Ein Teil der Daten wird erhoben, um eine fehlerfreie Bereitstellung der Website zu gewährleisten. Andere Daten können zur Analyse Ihres Nutzerverhaltens verwendet werden.</text:p>
        <text:p text:style-name="P7">Welche Rechte haben Sie bezüglich Ihrer Daten?</text:p>
        <text:p text:style-name="P5">Sie haben jederzeit das Recht unentgeltlich Auskunft über Herkunft, Empfänger und Zweck Ihrer gespeicherten personenbezogenen Daten zu erhalten. Sie haben außerdem ein Recht, die Berichtigung, Sperrung oder Löschung dieser Daten zu verlangen. Hierzu sowie zu weiteren Fragen zum Thema Datenschutz können Sie sich jederzeit unter der im Impressum angegebenen Adresse an uns wenden. Des Weiteren steht Ihnen ein Beschwerderecht bei der zuständigen Aufsichtsbehörde zu.</text:p>
        <text:p text:style-name="P6">​</text:p>
        <text:h text:style-name="P4" text:outline-level="3">ANALYSE-TOOLS UND TOOLS VON DRITTANBIETERN</text:h>
        <text:p text:style-name="P5">Beim Besuch unserer Website kann Ihr Surf-Verhalten statistisch ausgewertet werden. Das geschieht vor allem mit Cookies und mit sogenannten Analyseprogrammen. Die Analyse Ihres Surf-Verhaltens erfolgt in der Regel anonym; das Surf-Verhalten kann nicht zu Ihnen zurückverfolgt werden. Sie können dieser Analyse widersprechen oder sie durch die Nichtbenutzung bestimmter Tools verhindern. Detaillierte Informationen dazu finden Sie in der folgenden Datenschutzerklärung.</text:p>
        <text:p text:style-name="P5"><text:soft-page-break/>Sie können dieser Analyse widersprechen. Über die Widerspruchsmöglichkeiten werden wir Sie in dieser Datenschutzerklärung informieren.</text:p>
        <text:p text:style-name="P6">​</text:p>
        <text:h text:style-name="P2" text:outline-level="2">2. ALLGEMEINE HINWEISE UND PFLICHTINFORMATIONEN</text:h>
        <text:h text:style-name="P3" text:outline-level="2">​</text:h>
        <text:h text:style-name="P4" text:outline-level="3">DATENSCHUTZ</text:h>
        <text:p text:style-name="P5">Die Betreiber dieser Seiten nehmen den Schutz Ihrer persönlichen Daten sehr ernst. Wir behandeln Ihre personenbezogenen Daten vertraulich und entsprechend der gesetzlichen Datenschutzvorschriften sowie dieser Datenschutzerklärung.</text:p>
        <text:p text:style-name="P5">Wenn Sie diese Website benutzen, werden verschiedene personenbezogene Daten erhoben. Personenbezogene Daten sind Daten, mit denen Sie persönlich identifiziert werden können. Die vorliegende Datenschutzerklärung erläutert, welche Daten wir erheben und wofür wir sie nutzen. Sie erläutert auch, wie und zu welchem Zweck das geschieht.</text:p>
        <text:p text:style-name="P5">Wir weisen darauf hin, dass die Datenübertragung im Internet (z.B. bei der Kommunikation per E-Mail) Sicherheitslücken aufweisen kann. Ein lückenloser Schutz der Daten vor dem Zugriff durch Dritte ist nicht möglich.</text:p>
        <text:p text:style-name="P6">​</text:p>
        <text:h text:style-name="P4" text:outline-level="3">HINWEIS ZUR VERANTWORTLICHEN STELLE</text:h>
        <text:p text:style-name="P5">Die verantwortliche Stelle für die Datenverarbeitung auf dieser Website ist:</text:p>
        <text:p text:style-name="P5"/>
        <text:p text:style-name="P5"><text:span text:style-name="T1">KeyBored Team</text:span><text:line-break/>Mooskamp 49<text:line-break/>32547 Bad Oeynhausen</text:p>
        <text:p text:style-name="P5">Telefon: + 49 <text:span text:style-name="T1">152 2190 4366</text:span><text:line-break/>E-Mail: <text:span text:style-name="T1">vitali.mack@tn.techstarter.de</text:span></text:p>
        <text:p text:style-name="P5"/>
        <text:p text:style-name="P5">Verantwortliche Stelle ist die natürliche oder juristische Person, die allein oder gemeinsam mit anderen über die Zwecke und Mittel der Verarbeitung von personenbezogenen Daten (z.B. Namen, E-Mail-Adressen o. Ä.) entscheidet.</text:p>
        <text:p text:style-name="P6">​</text:p>
        <text:h text:style-name="P4" text:outline-level="3">WIDERRUF IHRER EINWILLIGUNG ZUR DATENVERARBEITUNG</text:h>
        <text:p text:style-name="P5">Viele Datenverarbeitungsvorgänge sind nur mit Ihrer ausdrücklichen Einwilligung möglich. Sie können eine bereits erteilte Einwilligung jederzeit widerrufen. Dazu reicht eine formlose Mitteilung per E-Mail an uns. Die Rechtmäßigkeit der bis zum Widerruf erfolgten Datenverarbeitung bleibt vom Widerruf unberührt.</text:p>
        <text:p text:style-name="P6">​</text:p>
        <text:h text:style-name="P4" text:outline-level="3">BESCHWERDERECHT BEI DER ZUSTÄNDIGEN AUFSICHTSBEHÖRDE</text:h>
        <text:p text:style-name="P8"><text:span text:style-name="T2">Im Falle datenschutzrechtlicher Verstöße steht dem Betroffenen ein Beschwerderecht bei der zuständigen Aufsichtsbehörde zu. Zuständige Aufsichtsbehörde in datenschutzrechtlichen Fragen ist der Landesdatenschutzbeauftragte des Bundeslandes, in dem unser Unternehmen seinen Sitz hat. Eine Liste der Datenschutzbeauftragten sowie deren Kontaktdaten können folgendem Link entnommen </text:span><text:soft-page-break/><text:span text:style-name="T2">werden: </text:span><text:a xlink:type="simple" xlink:href="https://www.bfdi.bund.de/DE/Infothek/Anschriften_Links/anschriften_links-node.html" office:target-frame-name="_blank" xlink:show="new" text:style-name="Internet_20_link" text:visited-style-name="Visited_20_Internet_20_Link"><text:span text:style-name="T3">https://www.bfdi.bund.de/DE/Infothek/Anschriften_Links/anschriften_links-node.html</text:span></text:a><text:span text:style-name="T4">.</text:span></text:p>
        <text:p text:style-name="P9">​</text:p>
        <text:h text:style-name="P4" text:outline-level="3">RECHT AUF DATENÜBERTRAGBARKEIT</text:h>
        <text:p text:style-name="P5">Sie haben das Recht, Daten, die wir auf Grundlage Ihrer Einwilligung oder in Erfüllung eines Vertrags automatisiert verarbeiten, an sich oder an einen Dritten in einem gängigen, maschinenlesbaren Format aushändigen zu lassen. Sofern Sie die direkte Übertragung der Daten an einen anderen Verantwortlichen verlangen, erfolgt dies nur, soweit es technisch machbar ist.</text:p>
        <text:p text:style-name="P6">​</text:p>
        <text:h text:style-name="P4" text:outline-level="3">SSL- BZW. TLS-VERSCHLÜSSELUNG</text:h>
        <text:p text:style-name="P5">Diese Seite nutzt aus Sicherheitsgründen und zum Schutz der Übertragung vertraulicher Inhalte, wie zum Beispiel Bestellungen oder Anfragen, die Sie an uns als Seitenbetreiber senden, eine SSL-bzw. TLS-Verschlüsselung. Eine verschlüsselte Verbindung erkennen Sie daran, dass die Adresszeile des Browsers von “http://” auf “https://” wechselt und an dem Schloss-Symbol in Ihrer Browserzeile.</text:p>
        <text:p text:style-name="P5">Wenn die SSL- bzw. TLS-Verschlüsselung aktiviert ist, können die Daten, die Sie an uns übermitteln, nicht von Dritten mitgelesen werden.</text:p>
        <text:p text:style-name="P6">​</text:p>
        <text:h text:style-name="P4" text:outline-level="3">VERSCHLÜSSELTER ZAHLUNGSVERKEHR AUF DIESER WEBSITE</text:h>
        <text:p text:style-name="P5">Besteht nach dem Abschluss eines kostenpflichtigen Vertrags eine Verpflichtung, uns Ihre Zahlungsdaten (z.B. Kontonummer bei Einzugsermächtigung) zu übermitteln, werden diese Daten zur Zahlungsabwicklung benötigt.</text:p>
        <text:p text:style-name="P5">Der Zahlungsverkehr über die gängigen Zahlungsmittel (Visa/MasterCard, Lastschriftverfahren) erfolgt ausschließlich über eine verschlüsselte SSL- bzw. TLS-Verbindung. Eine verschlüsselte Verbindung erkennen Sie daran, dass die Adresszeile des Browsers von “http://” auf “https://” wechselt und an dem Schloss-Symbol in Ihrer Browserzeile.</text:p>
        <text:p text:style-name="P5">Bei verschlüsselter Kommunikation können Ihre Zahlungsdaten, die Sie an uns übermitteln, nicht von Dritten mitgelesen werden.</text:p>
        <text:p text:style-name="P6">​</text:p>
        <text:h text:style-name="P4" text:outline-level="3">AUSKUNFT, SPERRUNG, LÖSCHUNG</text:h>
        <text:p text:style-name="P5">Sie haben im Rahmen der geltenden gesetzlichen Bestimmungen jederzeit das Recht auf unentgeltliche Auskunft über Ihre gespeicherten personenbezogenen Daten, deren Herkunft und Empfänger und den Zweck der Datenverarbeitung und ggf. ein Recht auf Berichtigung, Sperrung oder Löschung dieser Daten. Hierzu sowie zu weiteren Fragen zum Thema personenbezogene Daten können Sie sich jederzeit unter der im Impressum angegebenen Adresse an uns wenden.</text:p>
        <text:p text:style-name="P6">​</text:p>
        <text:h text:style-name="P4" text:outline-level="3">WIDERSPRUCH GEGEN WERBE-MAILS</text:h>
        <text:p text:style-name="P5">Der Nutzung von im Rahmen der Impressumspflicht veröffentlichten Kontaktdaten zur Übersendung von nicht ausdrücklich angeforderter Werbung und Informationsmaterialien wird hiermit widersprochen. Die Betreiber der Seiten behalten sich ausdrücklich rechtliche Schritte im Falle der unverlangten Zusendung von Werbeinformationen, etwa durch Spam-E-Mails, vor.</text:p>
        <text:p text:style-name="P6"><text:soft-page-break/>​</text:p>
        <text:h text:style-name="P2" text:outline-level="2">3. DATENERFASSUNG AUF UNSERER WEBSITE</text:h>
        <text:h text:style-name="P3" text:outline-level="2">​</text:h>
        <text:h text:style-name="P4" text:outline-level="3">COOKIES</text:h>
        <text:p text:style-name="P5">Die Internetseiten verwenden teilweise so genannte Cookies. Cookies richten auf Ihrem Rechner keinen Schaden an und enthalten keine Viren. Cookies dienen dazu, unser Angebot nutzerfreundlicher, effektiver und sicherer zu machen. Cookies sind kleine Textdateien, die auf Ihrem Rechner abgelegt werden und die Ihr Browser speichert.</text:p>
        <text:p text:style-name="P5">Die meisten der von uns verwendeten Cookies sind so genannte “Session-Cookies”. Sie werden nach Ende Ihres Besuchs automatisch gelöscht. Andere Cookies bleiben auf Ihrem Endgerät gespeichert bis Sie diese löschen. Diese Cookies ermöglichen es uns, Ihren Browser beim nächsten Besuch wiederzuerkennen.</text:p>
        <text:p text:style-name="P5">Sie können Ihren Browser so einstellen, dass Sie über das Setzen von Cookies informiert werden und Cookies nur im Einzelfall erlauben, die Annahme von Cookies für bestimmte Fälle oder generell ausschließen sowie das automatische Löschen der Cookies beim Schließen des Browser aktivieren. Bei der Deaktivierung von Cookies kann die Funktionalität dieser Website eingeschränkt sein.</text:p>
        <text:p text:style-name="P5">Cookies, die zur Durchführung des elektronischen Kommunikationsvorgangs oder zur Bereitstellung bestimmter, von Ihnen erwünschter Funktionen (z.B. Warenkorbfunktion) erforderlich sind, werden auf Grundlage von Art. 6 Abs. 1 lit. f DSGVO gespeichert. Der Websitebetreiber hat ein berechtigtes Interesse an der Speicherung von Cookies zur technisch fehlerfreien und optimierten Bereitstellung seiner Dienste. Soweit andere Cookies (z.B. Cookies zur Analyse Ihres Surfverhaltens) gespeichert werden, werden diese in dieser Datenschutzerklärung gesondert behandelt.</text:p>
        <text:p text:style-name="P6">​</text:p>
        <text:h text:style-name="P4" text:outline-level="3">SERVER-LOG-DATEIEN</text:h>
        <text:p text:style-name="P5">Der Provider der Seiten erhebt und speichert automatisch Informationen in so genannten Server-Log-Dateien, die Ihr Browser automatisch an uns übermittelt. Dies sind:</text:p>
        <text:list text:style-name="L1">
          <text:list-item>
            <text:p text:style-name="P10">Browsertyp und Browserversion</text:p>
          </text:list-item>
          <text:list-item>
            <text:p text:style-name="P10">verwendetes Betriebssystem</text:p>
          </text:list-item>
          <text:list-item>
            <text:p text:style-name="P10">Referrer URL</text:p>
          </text:list-item>
          <text:list-item>
            <text:p text:style-name="P10">Hostname des zugreifenden Rechners</text:p>
          </text:list-item>
          <text:list-item>
            <text:p text:style-name="P10">Uhrzeit der Serveranfrage</text:p>
          </text:list-item>
          <text:list-item>
            <text:p text:style-name="P10">IP-Adresse</text:p>
          </text:list-item>
        </text:list>
        <text:p text:style-name="P5">Eine Zusammenführung dieser Daten mit anderen Datenquellen wird nicht vorgenommen.</text:p>
        <text:p text:style-name="P5">Die Erfassung dieser Daten erfolgt auf Grundlage von Art. 6 Abs. 1 lit. f DSGVO. Der Webseitenbetreiber hat ein berechtigtes Interesse an der technisch fehlerfreien Darstellung und der Optimierung seiner Webseite – hierzu müssen die Server-Log-Files erfasst werden.</text:p>
        <text:p text:style-name="P6">​</text:p>
        <text:h text:style-name="P4" text:outline-level="3">KONTAKTFORMULAR</text:h>
        <text:p text:style-name="P5">Wenn Sie uns per Kontaktformular Anfragen zukommen lassen, werden Ihre Angaben aus dem Anfrageformular inklusive der von Ihnen dort angegebenen Kontaktdaten zwecks Bearbeitung der Anfrage und für den Fall von Anschlussfragen bei uns gespeichert. Diese Daten geben wir nicht ohne Ihre Einwilligung weiter.</text:p>
        <text:p text:style-name="P5"><text:soft-page-break/>Die Verarbeitung der in das Kontaktformular eingegebenen Daten erfolgt somit ausschließlich auf Grundlage Ihrer Einwilligung (Art. 6 Abs. 1 lit. a DSGVO). Sie können diese Einwilligung jederzeit widerrufen. Dazu reicht eine formlose Mitteilung per E-Mail an uns. Die Rechtmäßigkeit der bis zum Widerruf erfolgten Datenverarbeitungsvorgänge bleibt vom Widerruf unberührt.</text:p>
        <text:p text:style-name="P5">Die von Ihnen im Kontaktformular eingegebenen Daten verbleiben bei uns, bis Sie uns zur Löschung auffordern, Ihre Einwilligung zur Speicherung widerrufen oder der Zweck für die Datenspeicherung entfällt (z.B. nach abgeschlossener Bearbeitung Ihrer Anfrage). Zwingende gesetzliche Bestimmungen – insbesondere Aufbewahrungsfristen – bleiben unberührt.</text:p>
        <text:p text:style-name="P6">​</text:p>
        <text:h text:style-name="P4" text:outline-level="3">REGISTRIERUNG AUF DIESER WEBSITE</text:h>
        <text:p text:style-name="P5">Sie können sich auf unserer Website registrieren, um zusätzliche Funktionen auf der Seite zu nutzen. Die dazu eingegebenen Daten verwenden wir nur zum Zwecke der Nutzung des jeweiligen Angebotes oder Dienstes, für den Sie sich registriert haben. Die bei der Registrierung abgefragten Pflichtangaben müssen vollständig angegeben werden. Anderenfalls werden wir die Registrierung ablehnen.</text:p>
        <text:p text:style-name="P5">Für wichtige Änderungen etwa beim Angebotsumfang oder bei technisch notwendigen Änderungen nutzen wir die bei der Registrierung angegebene E-Mail-Adresse, um Sie auf diesem Wege zu informieren.</text:p>
        <text:p text:style-name="P5">Die Verarbeitung der bei der Registrierung eingegebenen Daten erfolgt auf Grundlage Ihrer Einwilligung (Art. 6 Abs. 1 lit. a DSGVO). Sie können eine von Ihnen erteilte Einwilligung jederzeit widerrufen. Dazu reicht eine formlose Mitteilung per E-Mail an uns. Die Rechtmäßigkeit der bereits erfolgten Datenverarbeitung bleibt vom Widerruf unberührt.</text:p>
        <text:p text:style-name="P5">Die bei der Registrierung erfassten Daten werden von uns gespeichert, solange Sie auf unserer Website registriert sind und werden anschließend gelöscht. Gesetzliche Aufbewahrungsfristen bleiben unberührt.</text:p>
        <text:p text:style-name="P6">​</text:p>
        <text:h text:style-name="P4" text:outline-level="3">VERARBEITEN VON DATEN (KUNDEN- UND VERTRAGSDATEN)</text:h>
        <text:p text:style-name="P5">Wir erheben, verarbeiten und nutzen personenbezogene Daten nur, soweit sie für die Begründung, inhaltliche Ausgestaltung oder Änderung des Rechtsverhältnisses erforderlich sind (Bestandsdaten). Dies erfolgt auf Grundlage von Art. 6 Abs. 1 lit. b DSGVO, der die Verarbeitung von Daten zur Erfüllung eines Vertrags oder vorvertraglicher Maßnahmen gestattet. Personenbezogene Daten über die Inanspruchnahme unserer Internetseiten (Nutzungsdaten) erheben, verarbeiten und nutzen wir nur, soweit dies erforderlich ist, um dem Nutzer die Inanspruchnahme des Dienstes zu ermöglichen oder abzurechnen.</text:p>
        <text:p text:style-name="P5">Die erhobenen Kundendaten werden nach Abschluss des Auftrags oder Beendigung der Geschäftsbeziehung gelöscht. Gesetzliche Aufbewahrungsfristen bleiben unberührt.</text:p>
        <text:p text:style-name="P6">​</text:p>
        <text:h text:style-name="P4" text:outline-level="3">DATENÜBERMITTLUNG BEI VERTRAGSSCHLUSS FÜR ONLINE-SHOPS, HÄNDLER UND WARENVERSAND</text:h>
        <text:p text:style-name="P5">Wir übermitteln personenbezogene Daten an Dritte nur dann, wenn dies im Rahmen der Vertragsabwicklung notwendig ist, etwa an die mit der Lieferung der Ware betrauten Unternehmen oder das mit der Zahlungsabwicklung beauftragte Kreditinstitut. Eine <text:soft-page-break/>weitergehende Übermittlung der Daten erfolgt nicht bzw. nur dann, wenn Sie der Übermittlung ausdrücklich zugestimmt haben. Eine Weitergabe Ihrer Daten an Dritte ohne ausdrückliche Einwilligung, etwa zu Zwecken der Werbung, erfolgt nicht.</text:p>
        <text:p text:style-name="P5">Grundlage für die Datenverarbeitung ist Art. 6 Abs. 1 lit. b DSGVO, der die Verarbeitung von Daten zur Erfüllung eines Vertrags oder vorvertraglicher Maßnahmen gestattet.</text:p>
        <text:p text:style-name="P6">​</text:p>
        <text:h text:style-name="P2" text:outline-level="2">4. SOZIALE MEDIEN</text:h>
        <text:h text:style-name="P3" text:outline-level="2">​</text:h>
        <text:h text:style-name="P4" text:outline-level="3">FACEBOOK-PLUGINS (LIKE &amp; SHARE-BUTTON)</text:h>
        <text:p text:style-name="P8"><text:span text:style-name="T2">Auf unseren Seiten sind Plugins des sozialen Netzwerks Facebook, Anbieter Facebook Inc., 1 Hacker Way, Menlo Park, California 94025, USA, integriert. Die Facebook-Plugins erkennen Sie an dem Facebook-Logo oder dem “Like-Button” (“Gefällt mir”) auf unserer Seite. Eine Übersicht über die Facebook-Plugins finden Sie hier: </text:span><text:a xlink:type="simple" xlink:href="https://developers.facebook.com/docs/plugins/" office:target-frame-name="_blank" xlink:show="new" text:style-name="Internet_20_link" text:visited-style-name="Visited_20_Internet_20_Link"><text:span text:style-name="T3">https://developers.facebook.com/docs/plugins/</text:span></text:a><text:span text:style-name="T4">.</text:span></text:p>
        <text:p text:style-name="P8"><text:span text:style-name="T2">Wenn Sie unsere Seiten besuchen, wird über das Plugin eine direkte Verbindung zwischen Ihrem Browser und dem Facebook-Server hergestellt. Facebook erhält dadurch die Information, dass Sie mit Ihrer IP-Adresse unsere Seite besucht haben. Wenn Sie den Facebook “Like-Button” anklicken während Sie in Ihrem Facebook-Account eingeloggt sind, können Sie die Inhalte unserer Seiten auf Ihrem Facebook-Profil verlinken. Dadurch kann Facebook den Besuch unserer Seiten Ihrem Benutzerkonto zuordnen. Wir weisen darauf hin, dass wir als Anbieter der Seiten keine Kenntnis vom Inhalt der übermittelten Daten sowie deren Nutzung durch Facebook erhalten. Weitere Informationen hierzu finden Sie in der Datenschutzerklärung von Facebook unter: </text:span><text:a xlink:type="simple" xlink:href="https://de-de.facebook.com/policy.php" office:target-frame-name="_blank" xlink:show="new" text:style-name="Internet_20_link" text:visited-style-name="Visited_20_Internet_20_Link"><text:span text:style-name="T3">https://de-de.facebook.com/policy.php</text:span></text:a><text:span text:style-name="T4">.</text:span></text:p>
        <text:p text:style-name="P5">Wenn Sie nicht wünschen, dass Facebook den Besuch unserer Seiten Ihrem Facebook-Nutzerkonto zuordnen kann, loggen Sie sich bitte aus Ihrem Facebook-Benutzerkonto aus.</text:p>
        <text:p text:style-name="P6">​</text:p>
        <text:h text:style-name="P4" text:outline-level="3">TWITTER PLUGIN</text:h>
        <text:p text:style-name="P8"><text:span text:style-name="T2">Auf unseren Seiten sind Funktionen des Dienstes Twitter eingebunden. Diese Funktionen werden angeboten durch die Twitter Inc., 1355 Market Street, Suite 900, San Francisco, CA 94103, USA. Durch das Benutzen von Twitter und der Funktion “Re-Tweet” werden die von Ihnen besuchten Websites mit Ihrem Twitter-Account verknüpft und anderen Nutzern bekannt gegeben. Dabei werden auch Daten an Twitter übertragen. Wir weisen darauf hin, dass wir als Anbieter der Seiten keine Kenntnis vom Inhalt der übermittelten Daten sowie deren Nutzung durch Twitter erhalten. Weitere Informationen hierzu finden Sie in der Datenschutzerklärung von Twitter unter: </text:span><text:a xlink:type="simple" xlink:href="https://twitter.com/privacy" office:target-frame-name="_blank" xlink:show="new" text:style-name="Internet_20_link" text:visited-style-name="Visited_20_Internet_20_Link"><text:span text:style-name="T3">https://twitter.com/privacy</text:span></text:a><text:span text:style-name="T4">.</text:span></text:p>
        <text:p text:style-name="P8"><text:span text:style-name="T2">Ihre Datenschutzeinstellungen bei Twitter können Sie in den Konto-Einstellungen unter </text:span><text:a xlink:type="simple" xlink:href="https://twitter.com/account/settings" office:target-frame-name="_blank" xlink:show="new" text:style-name="Internet_20_link" text:visited-style-name="Visited_20_Internet_20_Link"><text:span text:style-name="T3">https://twitter.com/account/settings</text:span></text:a><text:span text:style-name="T2"> ändern.</text:span></text:p>
        <text:p text:style-name="P6">​</text:p>
        <text:h text:style-name="P4" text:outline-level="3">GOOGLE+ PLUGIN</text:h>
        <text:p text:style-name="P5">Unsere Seiten nutzen Funktionen von Google+. Anbieter ist die Google Inc., 1600 Amphitheatre Parkway, Mountain View, CA 94043, USA.</text:p>
        <text:p text:style-name="P5">Erfassung und Weitergabe von Informationen: Mithilfe der Google+-Schaltfläche können Sie Informationen weltweit veröffentlichen. Über die Google+-Schaltfläche erhalten Sie und andere Nutzer personalisierte Inhalte von Google und unseren Partnern. Google <text:soft-page-break/>speichert sowohl die Information, dass Sie für einen Inhalt +1 gegeben haben, als auch Informationen über die Seite, die Sie beim Klicken auf +1 angesehen haben. Ihre +1 können als Hinweise zusammen mit Ihrem Profilnamen und Ihrem Foto in Google-Diensten, wie etwa in Suchergebnissen oder in Ihrem Google-Profil, oder an anderen Stellen auf Websites und Anzeigen im Internet eingeblendet werden.</text:p>
        <text:p text:style-name="P5">Google zeichnet Informationen über Ihre +1-Aktivitäten auf, um die Google-Dienste für Sie und andere zu verbessern. Um die Google+-Schaltfläche verwenden zu können, benötigen Sie ein weltweit sichtbares, öffentliches Google-Profil, das zumindest den für das Profil gewählten Namen enthalten muss. Dieser Name wird in allen Google-Diensten verwendet. In manchen Fällen kann dieser Name auch einen anderen Namen ersetzen, den Sie beim Teilen von Inhalten über Ihr Google-Konto verwendet haben. Die Identität Ihres Google-Profils kann Nutzern angezeigt werden, die Ihre E-Mail-Adresse kennen oder über andere identifizierende Informationen von Ihnen verfügen.</text:p>
        <text:p text:style-name="P5">Verwendung der erfassten Informationen: Neben den oben erläuterten Verwendungszwecken werden die von Ihnen bereitgestellten Informationen gemäß den geltenden Google-Datenschutzbestimmungen genutzt. Google veröffentlicht möglicherweise zusammengefasste Statistiken über die +1-Aktivitäten der Nutzer bzw. gibt diese an Nutzer und Partner weiter, wie etwa Publisher, Inserenten oder verbundene Websites.</text:p>
        <text:p text:style-name="P6">​</text:p>
        <text:h text:style-name="P2" text:outline-level="2">5. PLUGINS UND TOOLS</text:h>
        <text:h text:style-name="P3" text:outline-level="2">​</text:h>
        <text:h text:style-name="P4" text:outline-level="3">GOOGLE WEB FONTS</text:h>
        <text:p text:style-name="P5">Diese Seite nutzt zur einheitlichen Darstellung von Schriftarten so genannte Web Fonts, die von Google bereitgestellt werden. Beim Aufruf einer Seite lädt Ihr Browser die benötigten Web Fonts in ihren Browsercache, um Texte und Schriftarten korrekt anzuzeigen.</text:p>
        <text:p text:style-name="P5">Zu diesem Zweck muss der von Ihnen verwendete Browser Verbindung zu den Servern von Google aufnehmen. Hierdurch erlangt Google Kenntnis darüber, dass über Ihre IP-Adresse unsere Website aufgerufen wurde. Die Nutzung von Google Web Fonts erfolgt im Interesse einer einheitlichen und ansprechenden Darstellung unserer Online-Angebote. Dies stellt ein berechtigtes Interesse im Sinne von Art. 6 Abs. 1 lit. f DSGVO dar.</text:p>
        <text:p text:style-name="P5">Wenn Ihr Browser Web Fonts nicht unterstützt, wird eine Standardschrift von Ihrem Computer genutzt.</text:p>
        <text:p text:style-name="P8"><text:span text:style-name="T2">Weitere Informationen zu Google Web Fonts finden Sie unter </text:span><text:a xlink:type="simple" xlink:href="https://developers.google.com/fonts/faq" office:target-frame-name="_blank" xlink:show="new" text:style-name="Internet_20_link" text:visited-style-name="Visited_20_Internet_20_Link"><text:span text:style-name="T3">https://developers.google.com/fonts/faq</text:span></text:a><text:span text:style-name="T4"> </text:span><text:span text:style-name="T2">und in der Datenschutzerklärung von Google: </text:span><text:a xlink:type="simple" xlink:href="https://www.google.com/policies/privacy/" office:target-frame-name="_blank" xlink:show="new" text:style-name="Internet_20_link" text:visited-style-name="Visited_20_Internet_20_Link"><text:span text:style-name="T3">https://www.google.com/policies/privacy/</text:span></text:a><text:span text:style-name="T2">.</text:span></text:p>
        <text:p text:style-name="P6">​</text:p>
        <text:h text:style-name="P4" text:outline-level="3">GOOGLE MAPS</text:h>
        <text:p text:style-name="P5">Diese Seite nutzt über eine API den Kartendienst Google Maps. Anbieter ist die Google Inc., 1600 Amphitheatre Parkway, Mountain View, CA 94043, USA.</text:p>
        <text:p text:style-name="P5">Zur Nutzung der Funktionen von Google Maps ist es notwendig, Ihre IP Adresse zu speichern. Diese Informationen werden in der Regel an einen Server von Google in den USA übertragen und dort gespeichert. Der Anbieter dieser Seite hat keinen Einfluss auf diese Datenübertragung.</text:p>
        <text:p text:style-name="P5"><text:soft-page-break/>Die Nutzung von Google Maps erfolgt im Interesse einer ansprechenden Darstellung unserer Online-Angebote und an einer leichten Auffindbarkeit der von uns auf der Website angegebenen Orte. Dies stellt ein berechtigtes Interesse im Sinne von Art. 6 Abs. 1 lit. f DSGVO dar.</text:p>
        <text:p text:style-name="P8"><text:span text:style-name="T2">Mehr Informationen zum Umgang mit Nutzerdaten finden Sie in der Datenschutzerklärung von Google: </text:span><text:a xlink:type="simple" xlink:href="https://www.google.de/intl/de/policies/privacy/" office:target-frame-name="_blank" xlink:show="new" text:style-name="Internet_20_link" text:visited-style-name="Visited_20_Internet_20_Link"><text:span text:style-name="T3">https://www.google.de/intl/de/policies/privacy/</text:span></text:a><text:span text:style-name="T2">.</text:span></text:p>
        <text:p text:style-name="P6">​</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ans-serif"/>
    <style:font-face style:name="Leelawadee UI Semilight" svg:font-family="'Leelawadee UI Semi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ubik-medium" svg:font-family="rubik-medium,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09:01:40.069000000</meta:creation-date>
    <dc:date>2025-02-26T09:08:58.536000000</dc:date>
    <meta:editing-duration>PT7M19S</meta:editing-duration>
    <meta:editing-cycles>1</meta:editing-cycles>
    <meta:document-statistic meta:table-count="0" meta:image-count="0" meta:object-count="0" meta:page-count="8" meta:paragraph-count="127" meta:word-count="2485" meta:character-count="19117" meta:non-whitespace-character-count="16705"/>
    <meta:generator>LibreOffice/24.8.4.2$Windows_X86_64 LibreOffice_project/bb3cfa12c7b1bf994ecc5649a80400d06cd71002</meta:generator>
  </office:meta>
</office:document-meta>
</file>